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d94" officeooo:paragraph-rsid="000ae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Machine_3.txt</text:p>
      <text:p text:style-name="P1">stateMachine_4.txt</text:p>
      <text:p text:style-name="P1"/>
      <text:p text:style-name="P1">Number of states in intersection automata 8</text:p>
      <text:p text:style-name="P1">---Time taken for product construction 0.0006372928619384766 seconds ---</text:p>
      <text:p text:style-name="P1">number of states in the cycle 6</text:p>
      <text:p text:style-name="P1">Is the language of this NBA empty ?? : NO</text:p>
      <text:p text:style-name="P1">---Time taken for cycle construction 0.0006175041198730469 seconds ---</text:p>
      <text:p text:style-name="P1">--- Total Time taken for schedulability analisys 0.0016415119171142578 seconds ---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6:10:15.641367748</meta:creation-date>
    <dc:date>2017-08-06T16:10:54.409628899</dc:date>
    <meta:editing-duration>P0D</meta:editing-duration>
    <meta:editing-cycles>1</meta:editing-cycles>
    <meta:document-statistic meta:table-count="0" meta:image-count="0" meta:object-count="0" meta:page-count="1" meta:paragraph-count="8" meta:word-count="54" meta:character-count="382" meta:non-whitespace-character-count="331"/>
    <meta:generator>LibreOffice/4.2.4.2$Linux_X86_64 LibreOffice_project/420m0$Build-2</meta:generator>
  </office:meta>
</office:document-meta>
</file>